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hrClientSockJsSession.getAccepted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ClientSockJsSession.setTextMessageSizeLimit( int message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ClientSockJsSession.setBinaryMessageSizeLimit( int message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ClientSockJsSession.disconnect( Close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hrClientSockJsSession.XhrClientSockJsSession( TransportRequest request , WebSocketHandler handler , XhrTransport transport , org . springframework . util . concurrent . SettableListenableFuture &lt; WebSocketSession &gt; connectFu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hrClientSockJsSession.getTextMessage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ClientSockJsSession.getRemoteAddr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rClientSockJsSession.sendInternal( Text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hrClientSockJsSession.getBinaryMessage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ClientSockJsSession.get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ClientSockJsSession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rClientSockJsSession.XhrClientSockJsSession( TransportRequest request , WebSocketHandler handler , XhrTransport transport , CompletableFuture &lt; WebSocketSession &gt; connectFu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hrClientSockJsSession.get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